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0d6d5e" style:font-size-asian="10.5pt"/>
    </style:style>
    <style:style style:name="P2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06313" style:font-size-asian="10.5pt"/>
    </style:style>
    <style:style style:name="P3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109d1" style:font-size-asian="10.5pt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20153" style:font-size-asian="10.5pt"/>
    </style:style>
    <style:style style:name="T1" style:family="text">
      <style:text-properties officeooo:rsid="00103904"/>
    </style:style>
    <style:style style:name="T2" style:family="text">
      <style:text-properties officeooo:rsid="00106313"/>
    </style:style>
    <style:style style:name="T3" style:family="text">
      <style:text-properties officeooo:rsid="001109d1"/>
    </style:style>
    <style:style style:name="T4" style:family="text">
      <style:text-properties officeooo:rsid="0011f4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Campina Grande - UFCG</text:p>
      <text:p text:style-name="P1">Centro de Engenharia Eletrica e Informática</text:p>
      <text:p text:style-name="P1">Unidade Acadêmica de Sistemas de Informação</text:p>
      <text:p text:style-name="P1">Curso de Bacharelado em Ciências da Computação</text:p>
      <text:p text:style-name="P1">Laboratório de Programação 2</text:p>
      <text:p text:style-name="P1"/>
      <text:p text:style-name="P1"/>
      <text:p text:style-name="P1">Alunos: Alessandro Lia Fook Santos</text:p>
      <text:p text:style-name="P1"><text:tab/>Lucas Diniz dos Santos</text:p>
      <text:p text:style-name="P1"><text:tab/>Filipe Teutônio Mendonça Ramalho</text:p>
      <text:p text:style-name="P1"/>
      <text:p text:style-name="P1">Relatório do Projeto intitulado "Laborário Sistema Orientado a Objeto de Saúde"</text:p>
      <text:p text:style-name="P1"><text:tab/></text:p>
      <text:p text:style-name="P1"><text:tab/>Inicialmente cabe falar que o projeto será relatado conforme especificação onde deve ser mencionado o uso de Polimorfismo (Herança, Inferface), Padrões de Projeto(Composição, Strategy), Coleções(Lista, Mapa, Conjunto), e as distribuilções de responsabilidades conforme o GRASP (Construtor, Acoplamento, Expert, Coesão). </text:p>
      <text:p text:style-name="P1"/>
      <text:p text:style-name="P1">Caso 0 - Design do Sistema</text:p>
      <text:p text:style-name="P1"><text:tab/></text:p>
      <text:p text:style-name="P1"><text:tab/>Antes de adentrar os casos de uso solitados, é importanto relatar que de forma mais geral o sistema foi implementado seguindo o padrão MVC (Model View Controller), que tem por objetivo modularizar as atribuições do sistema, fato que separa os <text:s/>especialistas na informação, garante uma alta coesão, e assegurando um baixo acoplamento.</text:p>
      <text:p text:style-name="P1"><text:tab/></text:p>
      <text:p text:style-name="P1"><text:tab/>No sistema desenvolvido, a parte titulada de Model, que conterá a lógica do sistema relacionando-se com as partes mais baixas da arquitetura, é implementado pela classe "ComiteGestor", contendo instância das classes mais baixas do sistema para poder administrar suas funcionalidades. O construtor da classe mencionada instancia todas as classes da parte mais baixa do sistema necessárias a sua lógica, conforme será explicado mais adiante, nos casos de uso. </text:p>
      <text:p text:style-name="P1"/>
      <text:p text:style-name="P1"><text:tab/>Enquanto o View, que tem a responsabilidade de exibir os resultados e coletar as informações fornecidas pelo usuário externo ao sistema, é implementado na classe HospitalFacade, que utiliza o padrão de fachada para torná-la o equivalente a uma saída e entrada do sistema, haja vista que não é executada nenhuma interface gráfica no projeto. </text:p>
      <text:p text:style-name="P1"/>
      <text:p text:style-name="P1"><text:tab/>Por fim, o Controller, que tem por objetivo intermediar os outros dois, é implementado na classe HospitalController e além de intermediar a comunicação é responsável por garantir a permanência dos dados de execução.</text:p>
      <text:p text:style-name="P1"><text:tab/></text:p>
      <text:p text:style-name="P1">Caso 1 - Primeiro cadastro, login do diretor geral e cadastro de novos colaboradores:</text:p>
      <text:p text:style-name="P1"/>
      <text:p text:style-name="P1"><text:soft-page-break/><text:tab/>O caso de uso foi definido como "Descrição principal: Como diretor geral desejo iniciar e realizar o cadastro de novos colaboradores para que possam posteriormente usar o sistema."</text:p>
      <text:p text:style-name="P1"/>
      <text:p text:style-name="P1"><text:tab/>Para viabilizar a funcionalidade solicitada, foi criada uma classe de nome Comite Gestor, com o objetivo de gerenciar o cadastro de funcionarios, e o acesso dos usuários ao sistema. Esta classe armazena como membro o diretor geral, uma vez que só pode haver um. Os funcionários são armazenados em um conjunto(HashSet), pois um funcionário não pode ter dois cadastros no sistema.</text:p>
      <text:p text:style-name="P1"/>
      <text:p text:style-name="P1"><text:tab/>Tanto o diretor foi tratado como um funcionário para fim de cadastro, pois ambos são diferenciados apenas pelo número de sua matrícula, portanto utilizou-se uma classe única para registrar ambos. </text:p>
      <text:p text:style-name="P1"><text:tab/>Importante falar que a classe funcionário é subclasse, pois existe uma superclasse nominada pessoa, que guarda as informações mais gerais, como nome, data de nascimento e identificador no sistema, pois existem dois tipos de pessoa no sistema, os funcionários e pacientes, garantindo um maior reuso de código.</text:p>
      <text:p text:style-name="P1"><text:tab/>Cabe mencionar, ainda, a implementação do padrão de projeto da fábrica, visando reduzir o acoplamento entre as classes e modularizar a criação dos funcionários, pois a fábrica é que tem a lógica de criar a matrícula do funcionário de acordo com seu cargo.</text:p>
      <text:p text:style-name="P1"><text:tab/>Por fim, foi escolhido armazenar todas a matrículas e suas respectivas senhas em um mapa, relacionando cada matrícula a sua senha, para assim assegurar uma maior velocidade no processamento de busca da senha compatível com a chave além de proteger as informações individuais de cada funcionário, pela inexistência de método que recupere a senha armazenada em um funcionário.</text:p>
      <text:p text:style-name="P1"/>
      <text:p text:style-name="P1">Caso 2 - Atualizar informações de usuários e Excluir usuários do sistema:</text:p>
      <text:p text:style-name="P1"/>
      <text:p text:style-name="P2"><text:tab/><text:span text:style-name="T2">O caso de uso foi definido como “Descrição <text:s text:c="2"/>principal: <text:s text:c="2"/>Como <text:s text:c="2"/>diretor <text:s text:c="2"/>geral <text:s text:c="2"/>desejo <text:s text:c="2"/>atualizar <text:s text:c="2"/>as <text:s text:c="2"/>informações <text:s text:c="2"/>dos <text:s text:c="2"/>demais <text:s text:c="2"/>usuários <text:s/>cadastrados <text:s text:c="2"/>para <text:s text:c="2"/>permitir <text:s text:c="2"/>atualização <text:s text:c="2"/>dos <text:s text:c="2"/>dados. <text:s text:c="2"/>Como <text:s text:c="2"/>usuário <text:s text:c="2"/>logado <text:s text:c="2"/>desejo <text:s text:c="2"/>atualizar <text:s text:c="2"/>minhas <text:s/>próprias informações cadastradas para mante-las atualizadas.”</text:span></text:p>
      <text:p text:style-name="P1"/>
      <text:p text:style-name="P1"><text:tab/><text:span text:style-name="T1">A funcionalidade depende de verificação <text:s/>relativa a autorização de um funcionário, de acordo com seu cargo, para executar a funcionalidade de atualizar informações ou excluir o funcionário.</text:span></text:p>
      <text:p text:style-name="P1"><text:tab/><text:span text:style-name="T1">Visando modularizar a funcionalidade, foram criadas classes para a verificação de autorização para realização de cada funcionalidade, dentre elas a do caso de uso em tela, que observam o número da matrícula do funcionário que contém em seu primeiro número relativo ao respectivo cargo.</text:span></text:p>
      <text:p text:style-name="P1"/>
      <text:p text:style-name="P1">Caso 3 - Cadastrar e atualizar prontuários dos pacientes:</text:p>
      <text:p text:style-name="P1"/>
      <text:p text:style-name="P3"><text:tab/><text:span text:style-name="T3">O caso de uso foi definido como “Descrição <text:s text:c="2"/>principal: <text:s text:c="2"/>Como <text:s text:c="2"/>técnico <text:s text:c="2"/>administrativo <text:s text:c="2"/>desejo <text:s text:c="2"/>cadastrar <text:s text:c="2"/>novos <text:s text:c="2"/>pacientes <text:s text:c="2"/>para <text:s/>gerenciar suas ações na clínica. ”</text:span></text:p>
      <text:p text:style-name="P1"/>
      <text:p text:style-name="P4"><text:tab/><text:span text:style-name="T4">Os pacientes são cadastrados em uma classe própria, que é subclasse de pessoa, assim </text:span><text:soft-page-break/><text:span text:style-name="T4">realizando um alto reuso de código através do uso da herança.</text:span></text:p>
      <text:p text:style-name="P4"><text:span text:style-name="T4"><text:tab/>Cada paciente é registrado em seu prontuário, pois foi solitado na especificação que cada paciente estivesse vinculado a apenas um prontuário, sendo a inversa igualmente válida, assim, o alto acoplamento entre as classes que representam as abstrações é inivitável, e por se tratar de um hospital, todos os atos praticados no paciente devem constar em seu prontuário. </text:span></text:p>
      <text:p text:style-name="P1"><text:tab/></text:p>
      <text:p text:style-name="P1">Caso 4 - Farmácia e Medicamentos:</text:p>
      <text:p text:style-name="P1"/>
      <text:p text:style-name="P1"><text:tab/></text:p>
      <text:p text:style-name="P1"/>
      <text:p text:style-name="P1">Caso 5 - Banco de Orgãos:</text:p>
      <text:p text:style-name="P1">Caso 6 - Realização de Procedimentos:</text:p>
      <text:p text:style-name="P1">Caso 7 - Cartão de Fidelidade:</text:p>
      <text:p text:style-name="P1">Caso 8 - Exportar ficha de pacientes:</text:p>
      <text:p text:style-name="P1">Caso 9 - Salvar sistema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Santos</meta:initial-creator>
    <meta:creation-date>2016-05-23T19:57:45.162124773</meta:creation-date>
    <dc:date>2016-05-23T21:51:25.286053842</dc:date>
    <dc:creator>Alessandro Santos</dc:creator>
    <meta:editing-duration>PT1H37M54S</meta:editing-duration>
    <meta:editing-cycles>8</meta:editing-cycles>
    <meta:generator>LibreOffice/5.0.6.1$Linux_X86_64 LibreOffice_project/00$Build-1</meta:generator>
    <meta:document-statistic meta:table-count="0" meta:image-count="0" meta:object-count="0" meta:page-count="3" meta:paragraph-count="42" meta:word-count="857" meta:character-count="5667" meta:non-whitespace-character-count="4749"/>
  </office:meta>
</office:document-meta>
</file>